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Standard">Bonjour <text:text-input text:description="">{{ object.name }}
aaaa
{{ object.test }}</text:text-input><text:s/>!!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8T12:01:06</meta:creation-date>
    <dc:language>fr-FR</dc:language>
    <dc:date>2019-10-23T20:00:23.705448435</dc:date>
    <meta:editing-cycles>8</meta:editing-cycles>
    <meta:editing-duration>PT5M35S</meta:editing-duration>
    <meta:generator>LibreOffice/6.3.2.2$Linux_X86_64 LibreOffice_project/30$Build-2</meta:generator>
    <meta:document-statistic meta:table-count="0" meta:image-count="0" meta:object-count="0" meta:page-count="1" meta:paragraph-count="2" meta:word-count="13" meta:character-count="63" meta:non-whitespace-character-count="54"/>
  </office:meta>
</office:document-meta>
</file>